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7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b3b3b3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5cm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svg:stroke-color="#000000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45cm" draw:marker-end-width="0.24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svg:stroke-color="#000000" draw:marker-start="Arrow" draw:marker-start-width="0.345cm" draw:marker-end="Arrow" draw:marker-end-width="0.345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solid" svg:stroke-width="0.03cm" svg:stroke-color="#000000" draw:marker-start-width="0.245cm" draw:marker-end-width="0.245cm" draw:fill="solid" draw:fill-color="#000000"/>
    </style:style>
    <style:style style:name="gr10" style:family="graphic" style:parent-style-name="objectwithoutfill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6cm" svg:height="11.5cm" svg:x="9.25cm" svg:y="1.5cm">
          <text:p/>
          <draw:enhanced-geometry svg:viewBox="0 0 21600 21600" draw:path-stretchpoint-x="10800" draw:path-stretchpoint-y="10800" draw:text-areas="?f3 ?f4 ?f5 ?f6" draw:type="round-rectangle" draw:modifiers="703.475859441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75cm" svg:height="11.5cm" svg:x="1cm" svg:y="1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cm" svg:height="1cm" svg:x="1cm" svg:y="12cm">
          <draw:text-box>
            <text:p>Eclipse SDK</text:p>
          </draw:text-box>
        </draw:frame>
        <draw:custom-shape draw:style-name="gr3" draw:text-style-name="P1" draw:layer="layout" svg:width="6.5cm" svg:height="8.75cm" svg:x="1.75cm" svg:y="2cm">
          <text:p/>
          <draw:enhanced-geometry svg:viewBox="0 0 21600 21600" draw:path-stretchpoint-x="10800" draw:path-stretchpoint-y="10800" draw:text-areas="?f3 ?f4 ?f5 ?f6" draw:type="round-rectangle" draw:modifiers="1415.413013382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6cm" svg:height="0.806cm" svg:x="1.75cm" svg:y="2cm">
          <draw:text-box>
            <text:p text:style-name="P2"><text:span text:style-name="T1">Eclipse Platform</text:span></text:p>
          </draw:text-box>
        </draw:frame>
        <draw:custom-shape draw:style-name="gr5" draw:text-style-name="P1" xml:id="id1" draw:id="id1" draw:layer="layout" svg:width="4.25cm" svg:height="1.25cm" svg:x="15.25cm" svg:y="6.25cm"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4.25cm" svg:height="1.5cm" svg:x="9.5cm" svg:y="3.75cm">
          <text:p text:style-name="P1">Interpr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5.25cm" svg:y1="6.875cm" svg:x2="13.75cm" svg:y2="4.5cm" draw:start-shape="id1" draw:end-shape="id2" svg:d="m15250 6875-1500-2375">
          <text:p/>
        </draw:connector>
        <draw:custom-shape draw:style-name="gr5" draw:text-style-name="P1" xml:id="id3" draw:id="id3" draw:layer="layout" svg:width="4.25cm" svg:height="1.5cm" svg:x="20.25cm" svg:y="3.75cm">
          <text:p text:style-name="P1">Beweiser-</text:p>
          <text:p text:style-name="P1">Schnittstel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4" draw:id="id4" draw:layer="layout" svg:width="2.5cm" svg:height="1.5cm" svg:x="26cm" svg:y="3.75cm">
          <text:p text:style-name="P1">Z3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24.5cm" svg:y1="4.5cm" svg:x2="26cm" svg:y2="4.5cm" draw:start-shape="id3" draw:end-shape="id4" svg:d="m24500 4500h1500">
          <text:p/>
        </draw:connector>
        <draw:custom-shape draw:style-name="gr5" draw:text-style-name="P1" xml:id="id6" draw:id="id6" draw:layer="layout" svg:width="4.25cm" svg:height="1.25cm" svg:x="9.5cm" svg:y="6.25cm">
          <text:p text:style-name="P1">Editor / G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4.75cm" svg:height="1.75cm" svg:x="9.5cm" svg:y="8.5cm">
          <text:p text:style-name="P1">Online-Hilfe</text:p>
          <text:p text:style-name="P1">Dokum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" draw:id="id5" draw:layer="layout" svg:width="4.25cm" svg:height="1.5cm" svg:x="15.25cm" svg:y="3.75cm">
          <text:p text:style-name="P1">Laufzeit-</text:p>
          <text:p text:style-name="P1">prü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9.5cm" svg:y1="4.5cm" svg:x2="20.25cm" svg:y2="4.5cm" draw:start-shape="id5" draw:start-glue-point="1" draw:end-shape="id3" draw:end-glue-point="3" svg:d="m19500 4500h750">
          <text:p/>
        </draw:connector>
        <draw:connector draw:style-name="gr6" draw:text-style-name="P1" draw:layer="layout" draw:type="curve" svg:x1="13.75cm" svg:y1="4.5cm" svg:x2="15.25cm" svg:y2="4.5cm" draw:start-shape="id2" draw:start-glue-point="1" draw:end-shape="id5" svg:d="m13750 4500h1500">
          <text:p/>
        </draw:connector>
        <draw:custom-shape draw:style-name="gr5" draw:text-style-name="P1" xml:id="id9" draw:id="id9" draw:layer="layout" svg:width="4.25cm" svg:height="1.25cm" svg:x="2.5cm" svg:y="6.25cm">
          <text:p text:style-name="P1">Workben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8" draw:id="id8" draw:layer="layout" svg:width="4.25cm" svg:height="1.25cm" svg:x="2.5cm" svg:y="8.75cm">
          <text:p text:style-name="P1">He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" draw:id="id10" draw:layer="layout" svg:width="4.25cm" svg:height="1.5cm" svg:x="2.5cm" svg:y="3.75cm">
          <text:p text:style-name="P1">Launch</text:p>
          <text:p text:style-name="P1">Frame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6cm" svg:height="0.806cm" svg:x="9.25cm" svg:y="1.5cm">
          <draw:text-box>
            <text:p text:style-name="P2"><text:span text:style-name="T1">WorthWhile Plugin</text:span></text:p>
          </draw:text-box>
        </draw:frame>
        <draw:connector draw:style-name="gr6" draw:text-style-name="P1" draw:layer="layout" draw:type="curve" svg:x1="19.5cm" svg:y1="6.875cm" svg:x2="22.375cm" svg:y2="5.25cm" draw:start-shape="id1" draw:start-glue-point="1" draw:end-shape="id3" svg:d="m19500 6875c1917 0 2875-541 2875-1625">
          <text:p/>
        </draw:connector>
        <draw:connector draw:style-name="gr6" draw:text-style-name="P1" draw:layer="layout" draw:type="line" svg:x1="13.75cm" svg:y1="6.875cm" svg:x2="15.25cm" svg:y2="6.875cm" draw:start-shape="id6" draw:start-glue-point="1" draw:end-shape="id1" svg:d="m13750 6875h1500">
          <text:p/>
        </draw:connector>
        <draw:path draw:style-name="gr9" draw:layer="layout" svg:width="0.873cm" svg:height="0.502cm" svg:x="6.563cm" svg:y="4.247cm" svg:viewBox="0 0 874 503" svg:d="m0 363c0 20 16 36 37 36h148v92c0 6 6 12 13 12h141c121 0 221-84 246-197h234c30 0 55-24 55-55 0-30-25-54-55-54h-234c-25-113-126-197-246-197h-142c-6 0-12 6-12 12v92h-148c-21 0-37 16-37 37s16 36 37 36h148v149h-148c-21 0-37 16-37 37z">
          <text:p/>
        </draw:path>
        <draw:connector draw:style-name="gr10" draw:text-style-name="P1" draw:layer="layout" draw:type="line" svg:x1="9.5cm" svg:y1="9.375cm" svg:x2="6.75cm" svg:y2="9.375cm" draw:start-shape="id7" draw:start-glue-point="3" draw:end-shape="id8" draw:end-glue-point="1" svg:d="m9500 9375h-2750">
          <text:p/>
        </draw:connector>
        <draw:connector draw:style-name="gr10" draw:text-style-name="P1" draw:layer="layout" draw:type="line" svg:x1="9.5cm" svg:y1="6.875cm" svg:x2="6.75cm" svg:y2="6.875cm" draw:start-shape="id6" draw:start-glue-point="3" draw:end-shape="id9" draw:end-glue-point="1" svg:d="m9500 6875h-2750">
          <text:p/>
        </draw:connector>
        <draw:connector draw:style-name="gr10" draw:text-style-name="P1" draw:layer="layout" draw:type="line" svg:x1="9.5cm" svg:y1="4.5cm" svg:x2="6.75cm" svg:y2="4.5cm" draw:start-shape="id2" draw:start-glue-point="3" draw:end-shape="id10" draw:end-glue-point="1" svg:d="m9500 4500h-2750">
          <text:p/>
        </draw:connector>
        <draw:path draw:style-name="gr9" draw:layer="layout" svg:width="0.873cm" svg:height="0.502cm" svg:x="6.563cm" svg:y="6.634cm" svg:viewBox="0 0 874 503" svg:d="m0 363c0 20 16 36 37 36h148v92c0 6 6 12 13 12h141c121 0 221-84 246-197h234c30 0 55-24 55-55 0-30-25-54-55-54h-234c-25-113-126-197-246-197h-142c-6 0-12 6-12 12v92h-148c-21 0-37 16-37 37s16 36 37 36h148v149h-148c-21 0-37 16-37 37z">
          <text:p/>
        </draw:path>
        <draw:path draw:style-name="gr9" draw:layer="layout" svg:width="0.873cm" svg:height="0.502cm" svg:x="6.563cm" svg:y="9.12cm" svg:viewBox="0 0 874 503" svg:d="m0 363c0 20 16 36 37 36h148v92c0 6 6 12 13 12h141c121 0 221-84 246-197h234c30 0 55-24 55-55 0-30-25-54-55-54h-234c-25-113-126-197-246-197h-142c-6 0-12 6-12 12v92h-148c-21 0-37 16-37 37s16 36 37 36h148v149h-148c-21 0-37 16-37 37z">
          <text:p/>
        </draw:path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6T19:20:48</meta:creation-date>
    <dc:date>2011-11-09T23:44:45</dc:date>
    <meta:editing-duration>PT32M41S</meta:editing-duration>
    <meta:editing-cycles>22</meta:editing-cycles>
    <meta:generator>LibreOffice/3.4$Unix LibreOffice_project/340m1$Build-1206</meta:generator>
    <meta:document-statistic meta:object-count="28"/>
  </office:meta>
</office:document-meta>
</file>